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T8" style:parent-style-name="Fuentedepárrafopredeter." style:family="text">
      <style:text-properties fo:language="en" fo:country="US"/>
    </style:style>
    <style:style style:name="T9" style:parent-style-name="Fuentedepárrafopredeter." style:family="text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T15" style:parent-style-name="Fuentedepárrafopredeter." style:family="text">
      <style:text-properties fo:language="en" fo:country="US"/>
    </style:style>
    <style:style style:name="T16" style:parent-style-name="Fuentedepárrafopredeter." style:family="text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T19" style:parent-style-name="Fuentedepárrafopredeter." style:family="text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T28" style:parent-style-name="Fuentedepárrafopredeter." style:family="text">
      <style:text-properties fo:language="en" fo:country="US"/>
    </style:style>
    <style:style style:name="T29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Create database instituto_montenegro</text:p>
      <text:p text:style-name="P2">Use instituto_montenegro</text:p>
      <text:p text:style-name="P3">DROP TABLE IF EXISTS `administrador`;</text:p>
      <text:p text:style-name="P4">CREATE TABLE `administrador` (</text:p>
      <text:p text:style-name="P5"><text:s text:c="2"/>`codigoAdmin` int(11) NOT NULL AUTO_INCREMENT,</text:p>
      <text:p text:style-name="P6"><text:s text:c="2"/>`nickname` varchar(15) DEFAULT NULL,</text:p>
      <text:p text:style-name="P7"><text:s text:c="2"/>`password` varchar(20) DEFAULT NULL,</text:p>
      <text:p text:style-name="Normal"><text:span text:style-name="T8"><text:s text:c="2"/></text:span>`nombres` varchar(50) DEFAULT NULL,</text:p>
      <text:p text:style-name="Normal"><text:s text:c="2"/>`apellidos` varchar(50) DEFAULT NULL,</text:p>
      <text:p text:style-name="Normal"><text:s text:c="2"/><text:span text:style-name="T9">PRIMARY KEY (`codigoAdmin`)</text:span></text:p>
      <text:p text:style-name="P10">) ENGINE=InnoDB AUTO_INCREMENT=2 DEFAULT CHARSET=latin1;</text:p>
      <text:p text:style-name="P11">INSERT INTO `administrador` VALUES (1,'administrador1','admin123','Instituto','Montenegro');</text:p>
      <text:p text:style-name="P12">DROP TABLE IF EXISTS `estudiante`;</text:p>
      <text:p text:style-name="P13">CREATE TABLE `estudiante` (</text:p>
      <text:p text:style-name="P14"><text:s text:c="2"/>`documento` int(11) NOT NULL DEFAULT '0',</text:p>
      <text:p text:style-name="Normal"><text:span text:style-name="T15"><text:s text:c="2"/></text:span>`nombres` varchar(60) DEFAULT NULL,</text:p>
      <text:p text:style-name="Normal"><text:s text:c="2"/>`apellidos` varchar(60) DEFAULT NULL,</text:p>
      <text:p text:style-name="Normal"><text:s text:c="2"/>`grado` varchar(5) DEFAULT NULL,</text:p>
      <text:p text:style-name="Normal"><text:s text:c="2"/>`sexo` varchar(2) DEFAULT NULL,</text:p>
      <text:p text:style-name="Normal"><text:s text:c="2"/>`tipoPoblacion` varchar(50) DEFAULT NULL,</text:p>
      <text:p text:style-name="Normal"><text:s text:c="2"/>`modeloPedagogico` varchar(20) DEFAULT NULL,</text:p>
      <text:p text:style-name="Normal"><text:s text:c="2"/><text:span text:style-name="T16">PRIMARY KEY (`documento`)</text:span></text:p>
      <text:p text:style-name="P17">) ENGINE=InnoDB DEFAULT CHARSET=latin1;</text:p>
      <text:p text:style-name="P18">DROP TABLE IF EXISTS `huella`;</text:p>
      <text:p text:style-name="Normal">CREATE TABLE `huella` (</text:p>
      <text:p text:style-name="Normal"><text:s text:c="2"/>`idhuella` int(11) NOT NULL AUTO_INCREMENT,</text:p>
      <text:p text:style-name="Normal"><text:s text:c="2"/>`huelladocumneto` varchar(100) DEFAULT NULL,</text:p>
      <text:p text:style-name="Normal"><text:s text:c="2"/>`huella` blob,</text:p>
      <text:p text:style-name="Normal"><text:s text:c="2"/>`estudiante_documento` int(11) NOT NULL,</text:p>
      <text:p text:style-name="Normal"><text:s text:c="2"/>PRIMARY KEY (`idhuella`,`estudiante_documento`),</text:p>
      <text:p text:style-name="Normal"><text:s text:c="2"/>KEY `fk_huella_estudiante1_idx` (`estudiante_documento`),</text:p>
      <text:soft-page-break/>
      <text:p text:style-name="Normal"><text:s text:c="2"/><text:span text:style-name="T19">CONSTRAINT `fk_huella_estudiante1` FOREIGN KEY (`estudiante_documento`) REFERENCES `estudiante` (`documento`) ON DELETE NO ACTION ON UPDATE NO ACTION</text:span></text:p>
      <text:p text:style-name="P20">) ENGINE=InnoDB AUTO_INCREMENT=19 DEFAULT CHARSET=utf8;</text:p>
      <text:p text:style-name="P21">DROP TABLE IF EXISTS `instituto_montenegro`;</text:p>
      <text:p text:style-name="P22">CREATE TABLE `instituto_montenegro` (</text:p>
      <text:p text:style-name="P23"><text:s text:c="2"/>`Nit` int(11) NOT NULL AUTO_INCREMENT,</text:p>
      <text:p text:style-name="P24"><text:s text:c="2"/>`documentoEstudiante` int(11) DEFAULT NULL,</text:p>
      <text:p text:style-name="P25"><text:s text:c="2"/>`fechaIngreso` date DEFAULT NULL,</text:p>
      <text:p text:style-name="P26"><text:s text:c="2"/>`ultimoIngreso` date DEFAULT NULL,</text:p>
      <text:p text:style-name="P27"><text:s text:c="2"/>PRIMARY KEY (`Nit`),</text:p>
      <text:p text:style-name="Normal"><text:span text:style-name="T28"><text:s text:c="2"/></text:span>KEY `documento_Estudiante` (`documentoEstudiante`),</text:p>
      <text:p text:style-name="Normal"><text:s text:c="2"/>CONSTRAINT `documento_Estudiante` FOREIGN KEY (`documentoEstudiante`) REFERENCES `estudiante` (`documento`)</text:p>
      <text:p text:style-name="Normal"><text:span text:style-name="T29">) ENGINE=InnoDB AUTO_INCREMENT=37 DEFAULT CHARSET=latin1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osdiaz93@outlook.com</meta:initial-creator>
    <dc:creator>martosdiaz93@outlook.com</dc:creator>
    <meta:creation-date>2017-05-23T15:28:00Z</meta:creation-date>
    <dc:date>2017-05-23T15:34:00Z</dc:date>
    <meta:template xlink:href="Normal" xlink:type="simple"/>
    <meta:editing-cycles>1</meta:editing-cycles>
    <meta:editing-duration>PT360S</meta:editing-duration>
    <meta:document-statistic meta:page-count="2" meta:paragraph-count="3" meta:word-count="299" meta:character-count="1941" meta:row-count="13" meta:non-whitespace-character-count="1645"/>
  </office:meta>
</office:document-meta>
</file>